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Heading_20_2">
      <style:text-properties fo:font-size="12pt" fo:font-weight="normal" officeooo:rsid="00177541" officeooo:paragraph-rsid="00177541" style:font-size-asian="12pt" style:font-weight-asian="normal" style:font-size-complex="12pt" style:font-weight-complex="normal"/>
    </style:style>
    <style:style style:name="P2" style:family="paragraph" style:parent-style-name="Heading_20_6">
      <style:text-properties fo:font-size="12pt" fo:font-weight="normal" officeooo:rsid="00177541" officeooo:paragraph-rsid="00177541" style:font-size-asian="12pt" style:font-weight-asian="normal" style:font-size-complex="12pt" style:font-weight-complex="normal"/>
    </style:style>
    <style:style style:name="P3" style:family="paragraph" style:parent-style-name="Text_20_body">
      <style:text-properties fo:font-size="12pt" fo:font-weight="normal" officeooo:rsid="00177541" officeooo:paragraph-rsid="00177541" style:font-size-asian="12pt" style:font-weight-asian="normal" style:font-size-complex="12pt" style:font-weight-complex="normal"/>
    </style:style>
    <style:style style:name="P4" style:family="paragraph" style:parent-style-name="Heading_20_6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Heading_20_6">
      <style:text-properties fo:font-size="12pt" fo:font-weight="normal" officeooo:rsid="00187868" officeooo:paragraph-rsid="00187868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font-size="12pt" fo:font-weight="normal" officeooo:rsid="00187868" officeooo:paragraph-rsid="00187868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rsid="00177541" officeooo:paragraph-rsid="00177541"/>
    </style:style>
    <style:style style:name="P8" style:family="paragraph" style:parent-style-name="Heading_20_6">
      <style:text-properties fo:font-size="12pt" fo:font-weight="normal" officeooo:rsid="00187868" officeooo:paragraph-rsid="00187868" style:font-size-asian="12pt" style:font-weight-asian="normal" style:font-size-complex="12pt" style:font-weight-complex="normal"/>
    </style:style>
    <style:style style:name="P9" style:family="paragraph" style:parent-style-name="Heading_20_2">
      <style:text-properties fo:font-size="12pt" fo:font-weight="normal" officeooo:rsid="00187868" officeooo:paragraph-rsid="00187868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font-size="12pt" fo:font-weight="normal" officeooo:rsid="00187868" officeooo:paragraph-rsid="00187868" style:font-size-asian="12pt" style:font-weight-asian="normal" style:font-size-complex="12pt" style:font-weight-complex="normal"/>
    </style:style>
    <style:style style:name="P11" style:family="paragraph" style:parent-style-name="Text_20_body">
      <style:text-properties fo:font-size="12pt" fo:font-weight="normal" officeooo:paragraph-rsid="00198420" style:font-size-asian="12pt" style:font-weight-asian="normal" style:font-size-complex="12pt" style:font-weight-complex="normal"/>
    </style:style>
    <style:style style:name="T1" style:family="text">
      <style:text-properties officeooo:rsid="00177541"/>
    </style:style>
    <style:style style:name="T2" style:family="text">
      <style:text-properties officeooo:rsid="00198420"/>
    </style:style>
    <style:style style:name="T3" style:family="text">
      <style:text-properties officeooo:rsid="001878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6">基盤</text:h>
      <text:h text:style-name="P4" text:outline-level="6">両面スルーホールガラスコンポジット・ユニバーサル基板　Ｂタイプ　めっき仕上げ　９５×７２ｍｍ　日本製</text:h>
      <text:p text:style-name="Standard">P-03232 <text:span text:style-name="T1">(秋月電商)</text:span></text:p>
      <text:p text:style-name="P7">￥170×10枚</text:p>
      <text:h text:style-name="P2" text:outline-level="6">両面スルーホール・ガラス・ユニバーサル基板Ａタイプ２．５４ｍｍピッチ（１５５×１１４ｍｍ）</text:h>
      <text:p text:style-name="P7">P-00185 (秋月電商)</text:p>
      <text:p text:style-name="P7">￥400×2枚</text:p>
      <text:p text:style-name="P7"/>
      <text:p text:style-name="P7">電動ドライバー</text:p>
      <text:h text:style-name="P1" text:outline-level="2"><text:bookmark text:name="M_itemName"/>SK11 充電式デュアルドライバー(グレー) SDV-DUO-GR/BK</text:h>
      <text:p text:style-name="P3">￥3278　（シーフォース）</text:p>
      <text:p text:style-name="P6">xiaomi wowstick</text:p>
      <text:p text:style-name="P6"/>
      <text:p text:style-name="P11"><text:span text:style-name="T3">抵抗</text:span></text:p>
      <text:p text:style-name="P11"><text:span text:style-name="T3">カーボン抵抗（炭素皮膜抵抗）　１／２Ｗ全部入り　（７３種類０Ω付）</text:span></text:p>
      <text:p text:style-name="P11"><text:span text:style-name="T2">P</text:span><text:span text:style-name="T3">-07791 <text:s/>(秋月電商）</text:span></text:p>
      <text:p text:style-name="P6">￥5700＊不可能な場合は必要な抵抗をその都度購入</text:p>
      <text:p text:style-name="P6">電池ボックス</text:p>
      <text:h text:style-name="P5" text:outline-level="6">電池ボックス　単３×４本　Ｂスナップ</text:h>
      <text:p text:style-name="P6">P-01972 (秋月電商)</text:p>
      <text:p text:style-name="P6">￥60 ×2</text:p>
      <text:h text:style-name="P5" text:outline-level="6">電池ボックス　単３×２本　Ｂスナップ</text:h>
      <text:p text:style-name="P6">P-00208(秋月電商）</text:p>
      <text:p text:style-name="P6">￥40×2</text:p>
      <text:p text:style-name="P6"/>
      <text:h text:style-name="P9" text:outline-level="2"><text:bookmark text:name="M_itemName1"/><text:soft-page-break/>SK11 プラスチックニッパ バネ付 N-125PG </text:h>
      <text:p text:style-name="P6"/>
      <text:h text:style-name="P5" text:outline-level="6">ＴｏｗｅｒＰｒｏ　サーボ　ＭＧ９９６Ｒ</text:h>
      <text:p text:style-name="P6"/>
      <text:p text:style-name="P6"/>
      <text:p text:style-name="P3"/>
      <text:p text:style-name="P7"/>
      <text:p text:style-name="P7"/>
      <text:p text:style-name="P7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游明朝" style:font-family-asian="游明朝" style:font-family-generic-asian="system" style:font-pitch-asian="variable" style:font-size-asian="7pt" style:font-weight-asian="bold" style:font-name-complex="Arial" style:font-family-complex="Arial" style:font-family-generic-complex="system" style:font-pitch-complex="variable" style:font-size-complex="7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游明朝" style:font-family-asian="游明朝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5T22:55:36.880000000</dc:date>
    <meta:editing-duration>PT8M53S</meta:editing-duration>
    <meta:editing-cycles>2</meta:editing-cycles>
    <meta:generator>LibreOffice/7.2.4.1$Windows_X86_64 LibreOffice_project/27d75539669ac387bb498e35313b970b7fe9c4f9</meta:generator>
    <meta:document-statistic meta:table-count="0" meta:image-count="0" meta:object-count="0" meta:page-count="2" meta:paragraph-count="24" meta:word-count="300" meta:character-count="413" meta:non-whitespace-character-count="387"/>
  </office:meta>
</office:document-meta>
</file>